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Verbinder_20_mit_20_Pfeil">
      <style:graphic-properties draw:fill-color="#ffcc00" draw:auto-grow-height="false" fo:min-height="0cm" fo:min-width="0cm"/>
    </style:style>
    <style:style style:name="gr7" style:family="graphic" style:parent-style-name="objectwithoutfill">
      <style:graphic-properties draw:marker-end="Linienende_20_6" draw:marker-end-width="0.2cm" draw:fill="none" draw:textarea-horizontal-align="center" draw:textarea-vertical-align="middle"/>
    </style:style>
    <style:style style:name="gr8" style:family="graphic" style:parent-style-name="objectwithoutfill">
      <style:graphic-properties draw:marker-end="Linienende_20_9" draw:marker-end-width="0.3cm" draw:fill="none" draw:textarea-horizontal-align="center" draw:textarea-vertical-align="middle"/>
    </style:style>
    <style:style style:name="gr9" style:family="graphic" style:parent-style-name="standard">
      <style:graphic-properties svg:stroke-color="#808080" draw:fill-color="#ffffcc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color="#666666" draw:marker-start="" draw:marker-end="Line_20_Arrow" draw:marker-end-width="0.2cm" draw:fill="none" draw:textarea-horizontal-align="center" draw:textarea-vertical-align="middle"/>
    </style:style>
    <style:style style:name="gr11" style:family="graphic" style:parent-style-name="standard">
      <style:graphic-properties svg:stroke-color="#808080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RAW-gross">
        <draw:custom-shape draw:style-name="gr1" draw:text-style-name="P1" draw:layer="layout" svg:width="2.818cm" svg:height="1.181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091cm" svg:height="0.727cm" svg:x="3.363cm" svg:y="6.636cm">
          <text:p text:style-name="P1">Object_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xml:id="id2" draw:id="id2" draw:layer="layout" svg:width="3.637cm" svg:height="0.636cm" svg:x="4.59cm" svg:y="11.627cm">
          <text:p>Property (instancespecific)</text:p>
        </draw:ellipse>
        <draw:custom-shape draw:style-name="gr4" draw:text-style-name="P1" xml:id="id3" draw:id="id3" draw:layer="layout" svg:width="3.637cm" svg:height="0.636cm" svg:x="4.59cm" svg:y="13.172cm">
          <text:p text:style-name="P1">Method (instancespecif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layer="layout" svg:x1="3.669cm" svg:y1="7.257cm" svg:x2="4.59cm" svg:y2="11.945cm" draw:start-shape="id1" draw:start-glue-point="7" draw:end-shape="id2" draw:end-glue-point="3" svg:d="M3669 7257v4688h921">
          <text:p/>
        </draw:connector>
        <draw:connector draw:style-name="gr5" draw:layer="layout" svg:x1="3.669cm" svg:y1="7.257cm" svg:x2="4.59cm" svg:y2="13.49cm" draw:start-shape="id1" draw:start-glue-point="7" draw:end-shape="id3" draw:end-glue-point="3" svg:d="M3669 7257v6233h921">
          <text:p/>
        </draw:connector>
        <draw:ellipse draw:style-name="gr3" xml:id="id5" draw:id="id5" draw:layer="layout" svg:width="1.909cm" svg:height="0.636cm" svg:x="9.036cm" svg:y="5.172cm">
          <text:p>prototype</text:p>
        </draw:ellipse>
        <draw:connector draw:style-name="gr5" draw:layer="layout" svg:x1="4.408cm" svg:y1="3.908cm" svg:x2="9.036cm" svg:y2="5.49cm" draw:start-shape="id4" draw:start-glue-point="2" draw:end-shape="id5" draw:end-glue-point="3" svg:d="M4408 3908v1582h4628">
          <text:p/>
        </draw:connector>
        <draw:custom-shape draw:style-name="gr4" draw:text-style-name="P1" xml:id="id6" draw:id="id6" draw:layer="layout" svg:width="1.363cm" svg:height="0.582cm" svg:x="1.227cm" svg:y="5.917cm">
          <text:p text:style-name="P1">n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Verbinder_20_mit_20_Pfeil" draw:layer="layout" svg:x1="1.908cm" svg:y1="6.499cm" svg:x2="3.363cm" svg:y2="6.999cm" draw:start-shape="id6" draw:start-glue-point="2" draw:end-shape="id1" draw:end-glue-point="6" svg:d="M1908 6499v500h1455">
          <text:p/>
        </draw:connector>
        <draw:custom-shape draw:style-name="gr4" draw:text-style-name="P1" xml:id="id4" draw:id="id4" draw:layer="layout" svg:width="2.273cm" svg:height="0.636cm" svg:x="3.272cm" svg:y="3.272cm">
          <text:p text:style-name="P1">Constructor_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xml:id="id7" draw:id="id7" draw:layer="layout" svg:width="2cm" svg:height="0.545cm" svg:x="4.59cm" svg:y="10.536cm">
          <text:p>__proto__</text:p>
        </draw:ellipse>
        <draw:connector draw:style-name="gr5" draw:layer="layout" svg:x1="3.669cm" svg:y1="7.257cm" svg:x2="4.59cm" svg:y2="10.808cm" draw:start-shape="id1" draw:start-glue-point="7" draw:end-shape="id7" draw:end-glue-point="3" svg:d="M3669 7257v3551h921">
          <text:p/>
        </draw:connector>
        <draw:custom-shape draw:style-name="gr2" draw:text-style-name="P1" xml:id="id8" draw:id="id8" draw:layer="layout" svg:width="3.091cm" svg:height="0.819cm" svg:x="11.127cm" svg:y="6.081cm">
          <text:p text:style-name="P1">Property (share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2.363cm" svg:height="0.636cm" svg:x="11.309cm" svg:y="7.445cm">
          <text:p text:style-name="P1">Method (shar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layer="layout" svg:x1="9.99cm" svg:y1="5.808cm" svg:x2="11.127cm" svg:y2="6.491cm" draw:start-shape="id5" draw:start-glue-point="2" draw:end-shape="id8" draw:end-glue-point="6" svg:d="M9990 5808v683h1137">
          <text:p/>
        </draw:connector>
        <draw:connector draw:style-name="gr5" draw:layer="layout" svg:x1="9.99cm" svg:y1="5.808cm" svg:x2="11.309cm" svg:y2="7.763cm" draw:start-shape="id5" draw:start-glue-point="2" draw:end-shape="id9" draw:end-glue-point="3" svg:d="M9990 5808v1955h1319">
          <text:p/>
        </draw:connector>
        <draw:connector draw:style-name="Verbinder_20_mit_20_Pfeil" draw:layer="layout" draw:line-skew="7.368cm -0.681cm" svg:x1="6.59cm" svg:y1="10.808cm" svg:x2="9.99cm" svg:y2="5.172cm" draw:start-shape="id7" draw:start-glue-point="1" draw:end-shape="id5" draw:end-glue-point="0" svg:d="M6590 10808h8591v-6818h-5191v1182">
          <text:p/>
        </draw:connector>
        <draw:custom-shape draw:style-name="gr6" xml:id="id10" draw:id="id10" draw:layer="layout" svg:width="4.818cm" svg:height="0.637cm" svg:x="4.409cm" svg:y="8.372cm">
          <text:p>Object.getPrototypeOf(...) (ab ES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layer="layout" draw:line-skew="0cm 3.735cm -0.681cm" svg:x1="6.818cm" svg:y1="9.009cm" svg:x2="9.99cm" svg:y2="5.172cm" draw:start-shape="id10" draw:start-glue-point="2" draw:end-shape="id5" draw:end-glue-point="0" svg:d="M6818 9009v501h8363v-5520h-5191v1182">
          <text:p/>
        </draw:connector>
        <draw:connector draw:style-name="Verbinder_20_mit_20_Pfeil" draw:layer="layout" draw:type="curve" svg:x1="5.454cm" svg:y1="6.999cm" svg:x2="6.818cm" svg:y2="8.372cm" draw:start-shape="id1" draw:start-glue-point="10" draw:end-shape="id10" draw:end-glue-point="0" svg:d="M5454 6999c910 0 1364 457 1364 1373">
          <text:p/>
        </draw:connector>
        <draw:connector draw:style-name="Verbinder_20_mit_20_Pfeil" draw:layer="layout" draw:type="curve" svg:x1="3.272cm" svg:y1="3.59cm" svg:x2="1.908cm" svg:y2="5.917cm" draw:start-shape="id4" draw:start-glue-point="3" draw:end-shape="id6" draw:end-glue-point="0" svg:d="M3272 3590c-910 0-1364 775-1364 2327">
          <text:p/>
        </draw:connector>
        <draw:custom-shape draw:style-name="gr2" draw:text-style-name="P1" xml:id="id11" draw:id="id11" draw:layer="layout" svg:width="1.909cm" svg:height="0.637cm" svg:x="5.363cm" svg:y="1.181cm">
          <text:p text:style-name="P1">proto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1.454cm" svg:height="0.546cm" svg:x="6.818cm" svg:y="2.09cm">
          <text:p text:style-name="P1">ap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3" draw:id="id13" draw:layer="layout" svg:width="1.454cm" svg:height="0.545cm" svg:x="6.818cm" svg:y="2.818cm">
          <text:p text:style-name="P1">c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layer="layout" svg:x1="6.318cm" svg:y1="1.818cm" svg:x2="6.818cm" svg:y2="2.363cm" draw:start-shape="id11" draw:start-glue-point="8" draw:end-shape="id12" draw:end-glue-point="3" svg:d="M6318 1818v545h500">
          <text:p/>
        </draw:connector>
        <draw:connector draw:style-name="gr5" draw:layer="layout" svg:x1="6.318cm" svg:y1="1.818cm" svg:x2="6.818cm" svg:y2="3.09cm" draw:start-shape="id11" draw:start-glue-point="8" draw:end-shape="id13" draw:end-glue-point="3" svg:d="M6318 1818v1272h500">
          <text:p/>
        </draw:connector>
        <draw:custom-shape draw:style-name="gr2" draw:text-style-name="P1" xml:id="id14" draw:id="id14" draw:layer="layout" svg:width="2cm" svg:height="0.637cm" svg:x="3.272cm" svg:y="0.181cm">
          <text:p text:style-name="P1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svg:x1="4.272cm" svg:y1="0.818cm" svg:x2="5.363cm" svg:y2="1.499cm" draw:start-shape="id14" draw:start-glue-point="8" draw:end-shape="id11" svg:d="M4272 818v681h1091">
          <text:p/>
        </draw:connector>
        <draw:custom-shape draw:style-name="gr2" draw:text-style-name="P1" xml:id="id15" draw:id="id15" draw:layer="layout" svg:width="1.636cm" svg:height="0.546cm" svg:x="4.909cm" svg:y="4.272cm">
          <text:p text:style-name="P1">__proto__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svg:x1="4.408cm" svg:y1="3.908cm" svg:x2="4.909cm" svg:y2="4.545cm" draw:start-shape="id4" draw:start-glue-point="2" draw:end-shape="id15" draw:end-glue-point="6" svg:d="M4408 3908v637h501">
          <text:p/>
        </draw:connector>
        <draw:connector draw:style-name="gr8" draw:layer="layout" draw:line-skew="0.864cm -0.498cm" svg:x1="6.545cm" svg:y1="4.545cm" svg:x2="6.318cm" svg:y2="1.181cm" draw:start-shape="id15" draw:start-glue-point="10" draw:end-shape="id11" draw:end-glue-point="4" svg:d="M6545 4545h2091v-4364h-2318v1000">
          <text:p/>
        </draw:connector>
        <draw:custom-shape draw:style-name="gr9" draw:text-style-name="P2" draw:layer="layout" svg:width="4.091cm" svg:height="1.363cm" svg:x="10.727cm" svg:y="0.818cm">
          <text:p text:style-name="P1"><text:span text:style-name="T1">__proto__ verweist auf Objekt</text:span></text:p>
          <text:p text:style-name="P1"><text:span text:style-name="T1">mit Eigenschaften und Methoden,</text:span></text:p>
          <text:p text:style-name="P1"><text:span text:style-name="T1">die sich alle Objekte </text:span></text:p>
          <text:p text:style-name="P1"><text:span text:style-name="T1">der Klasse teile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layer="layout" svg:x1="10.727cm" svg:y1="1.909cm" svg:x2="8.818cm" svg:y2="3cm">
          <text:p/>
        </draw:line>
        <draw:line draw:style-name="gr10" draw:layer="layout" svg:x1="13.272cm" svg:y1="2.181cm" svg:x2="13.272cm" svg:y2="3.909cm">
          <text:p/>
        </draw:line>
        <draw:custom-shape draw:style-name="gr11" draw:text-style-name="P2" draw:layer="layout" svg:width="2.258cm" svg:height="1.091cm" svg:x="0.181cm" svg:y="0.363cm">
          <text:p text:style-name="P2"><text:span text:style-name="T1">Konstruktor-</text:span></text:p>
          <text:p text:style-name="P2"><text:span text:style-name="T1">funktion für </text:span></text:p>
          <text:p text:style-name="P2"><text:span text:style-name="T1">Funktionsobjekte</text:span></text:p>
          <draw:enhanced-geometry svg:viewBox="0 0 21600 21600" draw:text-areas="800 800 20800 20800" draw:type="round-rectangular-callout" draw:modifiers="28800 2769.23076923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2.546cm" svg:height="1cm" svg:x="0.454cm" svg:y="8cm">
          <text:p text:style-name="P2"><text:span text:style-name="T1">Instanz, mittels </text:span></text:p>
          <text:p text:style-name="P2"><text:span text:style-name="T1">new Constructor_X</text:span></text:p>
          <text:p text:style-name="P2"><text:span text:style-name="T1">erzeugt</text:span></text:p>
          <draw:enhanced-geometry svg:viewBox="0 0 21600 21600" draw:text-areas="800 800 20800 20800" draw:type="round-rectangular-callout" draw:modifiers="25416.2544169611 -15450.14985014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2.091cm" svg:height="0.818cm" svg:x="0.181cm" svg:y="2.636cm">
          <text:p text:style-name="P2"><text:span text:style-name="T1">Konstruktor-</text:span></text:p>
          <text:p text:style-name="P2"><text:span text:style-name="T1">funktion</text:span></text:p>
          <draw:enhanced-geometry svg:viewBox="0 0 21600 21600" draw:text-areas="800 800 20800 20800" draw:type="round-rectangular-callout" draw:modifiers="29849.7131931166 17512.08791208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3cm" svg:height="1.182cm" svg:x="11.545cm" svg:y="4.09cm">
          <text:p text:style-name="P2"><text:span text:style-name="T1">Prototypenobjekt,</text:span></text:p>
          <text:p text:style-name="P2"><text:span text:style-name="T1">wird von der Konstruktor-</text:span></text:p>
          <text:p text:style-name="P2"><text:span text:style-name="T1">funktion bereitgestellt.</text:span></text:p>
          <draw:enhanced-geometry svg:viewBox="0 0 21600 21600" draw:text-areas="800 800 20800 20800" draw:type="round-rectangular-callout" draw:modifiers="-3526.82439186938 24430.0929839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l-10 30h20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Linienende_20_10" draw:display-name="Linienende 10" svg:viewBox="0 0 20 30" svg:d="M10 0l-10 30h20z"/>
    <draw:marker draw:name="Linienende_20_11" draw:display-name="Linienende 11" svg:viewBox="0 0 20 30" svg:d="M10 0l-10 30h20z"/>
    <draw:marker draw:name="Linienende_20_6" draw:display-name="Linienende 6" svg:viewBox="0 0 20 30" svg:d="M10 0l-10 30h20z"/>
    <draw:marker draw:name="Linienende_20_9" draw:display-name="Linienende 9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-gros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meta:creation-date>2015-05-25T14:53:19.31</meta:creation-date>
    <dc:language>de-DE</dc:language>
    <meta:editing-cycles>7</meta:editing-cycles>
    <meta:editing-duration>PT33M29S</meta:editing-duration>
    <dc:title>DRAW-gross</dc:title>
    <meta:initial-creator>Martin Korneffel</meta:initial-creator>
    <dc:date>2015-05-25T15:42:21.12</dc:date>
    <dc:creator>Martin Korneffel</dc:creator>
    <meta:document-statistic meta:object-count="39"/>
    <meta:user-defined meta:name="Info 1"/>
    <meta:user-defined meta:name="Info 2"/>
    <meta:user-defined meta:name="Info 3"/>
    <meta:user-defined meta:name="Info 4"/>
    <meta:template xlink:type="simple" xlink:actuate="onRequest" xlink:title="DRAW-gross" xlink:href="file:///C:/Users/Martin/AppData/Roaming/OpenOffice/4/user/template/DRAW-gross.otg" meta:date="2015-05-25T14:53:18.67"/>
  </office:meta>
</office:document-meta>
</file>